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42cm"/>
    </style:style>
    <style:style style:name="co2" style:family="table-column">
      <style:table-column-properties fo:break-before="auto" style:column-width="12.531cm"/>
    </style:style>
    <style:style style:name="co3" style:family="table-column">
      <style:table-column-properties fo:break-before="auto" style:column-width="9.65cm"/>
    </style:style>
    <style:style style:name="co4" style:family="table-column">
      <style:table-column-properties fo:break-before="auto" style:column-width="9.872cm"/>
    </style:style>
    <style:style style:name="co5" style:family="table-column">
      <style:table-column-properties fo:break-before="auto" style:column-width="4.643cm"/>
    </style:style>
    <style:style style:name="co6" style:family="table-column">
      <style:table-column-properties fo:break-before="auto" style:column-width="4.782cm"/>
    </style:style>
    <style:style style:name="co7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ckage Name </text:p>
          </table:table-cell>
          <table:table-cell table:style-name="ce1" office:value-type="string">
            <text:p>Key und Text (Deutsch)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<text:s/>Text Deutsch</text:p>
          </table:table-cell>
          <table:table-cell table:style-name="ce1" office:value-type="string">
            <text:p>Text Englisch</text:p>
          </table:table-cell>
          <table:table-cell table:style-name="ce1" office:value-type="string">
            <text:p>Text Französisch</text:p>
          </table:table-cell>
          <table:table-cell table:style-name="ce1" office:value-type="string">
            <text:p>Text Italienisch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office:value-type="string">
            <text:p><text:s/>mail.body.info.thirdpart=versandt.</text:p>
          </table:table-cell>
          <table:table-cell office:value-type="string">
            <text:p><text:s/>mail.body.info.thirdpart</text:p>
          </table:table-cell>
          <table:table-cell office:value-type="string">
            <text:p>versandt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mail.body.context.header=Kurs</text:p>
          </table:table-cell>
          <table:table-cell table:style-name="ce2" office:value-type="string">
            <text:p>mail.body.context.header</text:p>
          </table:table-cell>
          <table:table-cell table:style-name="ce2" office:value-type="string">
            <text:p>Ku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context.header.prefix=Im</text:p>
          </table:table-cell>
          <table:table-cell table:style-name="ce2" office:value-type="string">
            <text:p><text:s/>mail.body.context.header.prefix</text:p>
          </table:table-cell>
          <table:table-cell table:style-name="ce2" office:value-type="string">
            <text:p>I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FORUM=Forum</text:p>
          </table:table-cell>
          <table:table-cell table:style-name="ce2" office:value-type="string">
            <text:p><text:s/>mail.body.source.header.FORUM</text:p>
          </table:table-cell>
          <table:table-cell table:style-name="ce2" office:value-type="string">
            <text:p>Foru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WIKI=Wiki</text:p>
          </table:table-cell>
          <table:table-cell table:style-name="ce2" office:value-type="string">
            <text:p><text:s/>mail.body.source.header.WIKI</text:p>
          </table:table-cell>
          <table:table-cell table:style-name="ce2" office:value-type="string">
            <text:p>Wiki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FOLDER=Ordner</text:p>
          </table:table-cell>
          <table:table-cell table:style-name="ce2" office:value-type="string">
            <text:p><text:s/>mail.body.source.header.FOLDER</text:p>
          </table:table-cell>
          <table:table-cell table:style-name="ce2" office:value-type="string">
            <text:p>Ordn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PODCAST=Podcast</text:p>
          </table:table-cell>
          <table:table-cell table:style-name="ce2" office:value-type="string">
            <text:p><text:s/>mail.body.source.header.PODCAST</text:p>
          </table:table-cell>
          <table:table-cell table:style-name="ce2" office:value-type="string">
            <text:p>Podca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BLOG=Blog</text:p>
          </table:table-cell>
          <table:table-cell table:style-name="ce2" office:value-type="string">
            <text:p><text:s/>mail.body.source.header.BLOG</text:p>
          </table:table-cell>
          <table:table-cell table:style-name="ce2" office:value-type="string">
            <text:p>Blo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DIALOGELEMENTS=Dateidiskussion</text:p>
          </table:table-cell>
          <table:table-cell table:style-name="ce2" office:value-type="string">
            <text:p><text:s/>mail.body.source.header.DIALOGELEMENTS</text:p>
          </table:table-cell>
          <table:table-cell table:style-name="ce2" office:value-type="string">
            <text:p>Dateidisku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prefix.FORUM=Im</text:p>
          </table:table-cell>
          <table:table-cell table:style-name="ce2" office:value-type="string">
            <text:p><text:s/>mail.body.source.header.prefix.FORUM</text:p>
          </table:table-cell>
          <table:table-cell table:style-name="ce2" office:value-type="string">
            <text:p>I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prefix.WIKI=Im</text:p>
          </table:table-cell>
          <table:table-cell table:style-name="ce2" office:value-type="string">
            <text:p><text:s/>mail.body.source.header.prefix.WIKI</text:p>
          </table:table-cell>
          <table:table-cell table:style-name="ce2" office:value-type="string">
            <text:p>I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prefix.FOLDER=Im</text:p>
          </table:table-cell>
          <table:table-cell table:style-name="ce2" office:value-type="string">
            <text:p><text:s/>mail.body.source.header.prefix.FOLDER</text:p>
          </table:table-cell>
          <table:table-cell table:style-name="ce2" office:value-type="string">
            <text:p>I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prefix.PODCAST=Im</text:p>
          </table:table-cell>
          <table:table-cell table:style-name="ce2" office:value-type="string">
            <text:p><text:s/>mail.body.source.header.prefix.PODCAST</text:p>
          </table:table-cell>
          <table:table-cell table:style-name="ce2" office:value-type="string">
            <text:p>I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prefix.BLOG=Im</text:p>
          </table:table-cell>
          <table:table-cell table:style-name="ce2" office:value-type="string">
            <text:p><text:s/>mail.body.source.header.prefix.BLOG</text:p>
          </table:table-cell>
          <table:table-cell table:style-name="ce2" office:value-type="string">
            <text:p>I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table:style-name="ce2" office:value-type="string">
            <text:p><text:s/>mail.body.source.header.prefix.DIALOGELEMENTS=In der </text:p>
          </table:table-cell>
          <table:table-cell table:style-name="ce2" office:value-type="string">
            <text:p><text:s/>mail.body.source.header.prefix.DIALOGELEMENTS</text:p>
          </table:table-cell>
          <table:table-cell table:style-name="ce2" office:value-type="string">
            <text:p>In der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lms/core/notification/impl/</text:p>
          </table:table-cell>
          <table:table-cell office:value-type="string">
            <text:p><text:s/>mail.subject=[OLAT-Benachrichtigung]: Tägliche Zusammenfassung</text:p>
          </table:table-cell>
          <table:table-cell office:value-type="string">
            <text:p><text:s/>mail.subject</text:p>
          </table:table-cell>
          <table:table-cell office:value-type="string">
            <text:p>[OLAT-Benachrichtigung]: Tägliche Zusammenfassu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course/nodes/bc/</text:p>
          </table:table-cell>
          <table:table-cell table:style-name="ce2" office:value-type="string">
            <text:p>preview.downloadfile=Datei downloaden</text:p>
          </table:table-cell>
          <table:table-cell table:style-name="ce2" office:value-type="string">
            <text:p>preview.downloadfile</text:p>
          </table:table-cell>
          <table:table-cell table:style-name="ce2" office:value-type="string">
            <text:p>Datei download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dialogelements/</text:p>
          </table:table-cell>
          <table:table-cell table:style-name="ce2" office:value-type="string">
            <text:p><text:s/>header.overview=\u00DCbersicht der Diskussionsthemen</text:p>
          </table:table-cell>
          <table:table-cell table:style-name="ce2" office:value-type="string">
            <text:p><text:s/>header.overview</text:p>
          </table:table-cell>
          <table:table-cell table:style-name="ce2" office:value-type="string">
            <text:p>Übersicht der Diskussionsthem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dialogelements/</text:p>
          </table:table-cell>
          <table:table-cell table:style-name="ce2" office:value-type="string">
            <text:p><text:s/>header.discussion = Diskussion zur Datei</text:p>
          </table:table-cell>
          <table:table-cell table:style-name="ce2" office:value-type="string">
            <text:p><text:s/>header.discussion </text:p>
          </table:table-cell>
          <table:table-cell table:style-name="ce2" office:value-type="string">
            <text:p><text:s/>Diskussion zur Datei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forum/</text:p>
          </table:table-cell>
          <table:table-cell table:style-name="ce2" office:value-type="string">
            <text:p><text:s/>filter=Nach Personen filtern</text:p>
          </table:table-cell>
          <table:table-cell table:style-name="ce2" office:value-type="string">
            <text:p><text:s/>filter</text:p>
          </table:table-cell>
          <table:table-cell table:style-name="ce2" office:value-type="string">
            <text:p>Nach Personen filtern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rc/main/java/org/olat/presentation/forum/</text:p>
          </table:table-cell>
          <table:table-cell table:style-name="ce5" office:value-type="string">
            <text:p><text:s/>header.msgdetails=Diskussionsthema</text:p>
          </table:table-cell>
          <table:table-cell table:style-name="ce5" office:value-type="string">
            <text:p><text:s/>header.msgdetails</text:p>
          </table:table-cell>
          <table:table-cell table:style-name="ce5" office:value-type="string">
            <text:p>Diskussionsthema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>
            <text:p>src/main/java/org/olat/presentation/home/</text:p>
          </table:table-cell>
          <table:table-cell table:style-name="ce2" office:value-type="string">
            <text:p><text:s/>help.hover.notif=Hilfe zu Benachrichtigungen</text:p>
          </table:table-cell>
          <table:table-cell table:style-name="ce2" office:value-type="string">
            <text:p><text:s/>help.hover.notif</text:p>
          </table:table-cell>
          <table:table-cell table:style-name="ce2" office:value-type="string">
            <text:p>Hilfe zu Benachrichtigung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home/</text:p>
          </table:table-cell>
          <table:table-cell table:style-name="ce2" office:value-type="string">
            <text:p><text:s/>menu.notifications=Benachrichtigungen</text:p>
          </table:table-cell>
          <table:table-cell table:style-name="ce2" office:value-type="string">
            <text:p><text:s/>menu.notifications</text:p>
          </table:table-cell>
          <table:table-cell table:style-name="ce2" office:value-type="string">
            <text:p>Benachrichtigung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home/</text:p>
          </table:table-cell>
          <table:table-cell table:style-name="ce2" office:value-type="string">
            <text:p><text:s/>menu.notifications.alt=Meine Benachrichtigungen verwalten</text:p>
          </table:table-cell>
          <table:table-cell table:style-name="ce2" office:value-type="string">
            <text:p><text:s/>menu.notifications.alt</text:p>
          </table:table-cell>
          <table:table-cell table:style-name="ce2" office:value-type="string">
            <text:p>Meine Benachrichtigungen verwalt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tab.label=Benachrichtigungen</text:p>
          </table:table-cell>
          <table:table-cell table:style-name="ce2" office:value-type="string">
            <text:p><text:s/>notification.news.tab.label</text:p>
          </table:table-cell>
          <table:table-cell table:style-name="ce2" office:value-type="string">
            <text:p>Benachrichtigung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search.table.label=Tabellensuche</text:p>
          </table:table-cell>
          <table:table-cell table:style-name="ce2" office:value-type="string">
            <text:p><text:s/>notification.news.search.table.label</text:p>
          </table:table-cell>
          <table:table-cell table:style-name="ce2" office:value-type="string">
            <text:p>Tabellensuch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rc/main/java/org/olat/presentation/notification/</text:p>
          </table:table-cell>
          <table:table-cell table:style-name="ce6" office:value-type="string">
            <text:p><text:s/>notification.news.rowcount.table.label 4 Einträge</text:p>
          </table:table-cell>
          <table:table-cell table:style-name="ce6" office:value-type="string">
            <text:p><text:s/>notification.news.rowcount.table.label</text:p>
          </table:table-cell>
          <table:table-cell table:style-name="ce6" office:value-type="string">
            <text:p>Einträge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creator.table.column.name=Urheber</text:p>
          </table:table-cell>
          <table:table-cell table:style-name="ce2" office:value-type="string">
            <text:p><text:s/>notification.news.creator.table.column.name</text:p>
          </table:table-cell>
          <table:table-cell table:style-name="ce2" office:value-type="string">
            <text:p>Urheber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action.table.column.name=Aktion</text:p>
          </table:table-cell>
          <table:table-cell table:style-name="ce2" office:value-type="string">
            <text:p><text:s/>notification.news.action.table.column.name</text:p>
          </table:table-cell>
          <table:table-cell table:style-name="ce2" office:value-type="string">
            <text:p>Aktio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entry.table.column.name=Beitrag</text:p>
          </table:table-cell>
          <table:table-cell table:style-name="ce2" office:value-type="string">
            <text:p><text:s/>notification.news.entry.table.column.name</text:p>
          </table:table-cell>
          <table:table-cell table:style-name="ce2" office:value-type="string">
            <text:p>Beitrag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time.table.column.name=Zeitpunkt</text:p>
          </table:table-cell>
          <table:table-cell table:style-name="ce2" office:value-type="string">
            <text:p><text:s/>notification.news.time.table.column.name</text:p>
          </table:table-cell>
          <table:table-cell table:style-name="ce2" office:value-type="string">
            <text:p>Zeitpunkt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type.table.column.name=Typ</text:p>
          </table:table-cell>
          <table:table-cell table:style-name="ce2" office:value-type="string">
            <text:p><text:s/>notification.news.type.table.column.name</text:p>
          </table:table-cell>
          <table:table-cell table:style-name="ce2" office:value-type="string">
            <text:p>Typ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typename.table.column.name=Typename</text:p>
          </table:table-cell>
          <table:table-cell table:style-name="ce2" office:value-type="string">
            <text:p><text:s/>notification.news.typename.table.column.name</text:p>
          </table:table-cell>
          <table:table-cell table:style-name="ce2" office:value-type="string">
            <text:p>Typename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course.table.column.name=Kurs</text:p>
          </table:table-cell>
          <table:table-cell table:style-name="ce2" office:value-type="string">
            <text:p><text:s/>notification.news.course.table.column.name</text:p>
          </table:table-cell>
          <table:table-cell table:style-name="ce2" office:value-type="string">
            <text:p>Kurs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action.created.table.colum.value=erstellte</text:p>
          </table:table-cell>
          <table:table-cell table:style-name="ce2" office:value-type="string">
            <text:p><text:s/>notification.news.action.created.table.colum.value</text:p>
          </table:table-cell>
          <table:table-cell table:style-name="ce2" office:value-type="string">
            <text:p>erstellte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action.changed.table.colum.value=änderte</text:p>
          </table:table-cell>
          <table:table-cell table:style-name="ce2" office:value-type="string">
            <text:p><text:s/>notification.news.action.changed.table.colum.value</text:p>
          </table:table-cell>
          <table:table-cell table:style-name="ce2" office:value-type="string">
            <text:p>änderte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type.title_bc=Ordner</text:p>
          </table:table-cell>
          <table:table-cell table:style-name="ce2" office:value-type="string">
            <text:p><text:s/>notification.news.type.title_bc</text:p>
          </table:table-cell>
          <table:table-cell table:style-name="ce2" office:value-type="string">
            <text:p>Ordner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type.title_dialog=Dateidiskussion</text:p>
          </table:table-cell>
          <table:table-cell table:style-name="ce2" office:value-type="string">
            <text:p><text:s/>notification.news.type.title_dialog</text:p>
          </table:table-cell>
          <table:table-cell table:style-name="ce2" office:value-type="string">
            <text:p>Dateidiskussio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type.title_fo=Forum</text:p>
          </table:table-cell>
          <table:table-cell table:style-name="ce2" office:value-type="string">
            <text:p><text:s/>notification.news.type.title_fo</text:p>
          </table:table-cell>
          <table:table-cell table:style-name="ce2" office:value-type="string">
            <text:p>Forum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type.title_wiki=Wiki</text:p>
          </table:table-cell>
          <table:table-cell table:style-name="ce2" office:value-type="string">
            <text:p><text:s/>notification.news.type.title_wiki</text:p>
          </table:table-cell>
          <table:table-cell table:style-name="ce2" office:value-type="string">
            <text:p>Wiki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type.title_blog=Blog</text:p>
          </table:table-cell>
          <table:table-cell table:style-name="ce2" office:value-type="string">
            <text:p><text:s/>notification.news.type.title_blog</text:p>
          </table:table-cell>
          <table:table-cell table:style-name="ce2" office:value-type="string">
            <text:p>Blog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type.title_podcast=Podcast</text:p>
          </table:table-cell>
          <table:table-cell table:style-name="ce2" office:value-type="string">
            <text:p><text:s/>notification.news.type.title_podcast</text:p>
          </table:table-cell>
          <table:table-cell table:style-name="ce2" office:value-type="string">
            <text:p>Podcast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news.nonews.label=Sie haben keine Benachrichtigungen</text:p>
          </table:table-cell>
          <table:table-cell table:style-name="ce2" office:value-type="string">
            <text:p><text:s/>notification.news.nonews.label</text:p>
          </table:table-cell>
          <table:table-cell table:style-name="ce2" office:value-type="string">
            <text:p>Sie haben keine Benachrichtigung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notification.settings.tab.label=Einstellungen</text:p>
          </table:table-cell>
          <table:table-cell table:style-name="ce2" office:value-type="string">
            <text:p><text:s/>notification.settings.tab.label</text:p>
          </table:table-cell>
          <table:table-cell table:style-name="ce2" office:value-type="string">
            <text:p>Einstellung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column.name.type=Typ</text:p>
          </table:table-cell>
          <table:table-cell table:style-name="ce2" office:value-type="string">
            <text:p><text:s/>settings.table.column.name.type</text:p>
          </table:table-cell>
          <table:table-cell table:style-name="ce2" office:value-type="string">
            <text:p>Typ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column.name.typename=Typenname</text:p>
          </table:table-cell>
          <table:table-cell table:style-name="ce2" office:value-type="string">
            <text:p><text:s/>settings.table.column.name.typename</text:p>
          </table:table-cell>
          <table:table-cell table:style-name="ce2" office:value-type="string">
            <text:p>Typenname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column.name.course=Kurs</text:p>
          </table:table-cell>
          <table:table-cell table:style-name="ce2" office:value-type="string">
            <text:p><text:s/>settings.table.column.name.course</text:p>
          </table:table-cell>
          <table:table-cell table:style-name="ce2" office:value-type="string">
            <text:p>Kurs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nosubscriptions=Keine Benachrichtigungen vorhanden</text:p>
          </table:table-cell>
          <table:table-cell table:style-name="ce2" office:value-type="string">
            <text:p><text:s/>settings.table.nosubscriptions</text:p>
          </table:table-cell>
          <table:table-cell table:style-name="ce2" office:value-type="string">
            <text:p>Keine Benachrichtigungen vorhand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unsubscribe=Benachrichtigungen abbestellen</text:p>
          </table:table-cell>
          <table:table-cell table:style-name="ce2" office:value-type="string">
            <text:p><text:s/>settings.table.unsubscribe</text:p>
          </table:table-cell>
          <table:table-cell table:style-name="ce2" office:value-type="string">
            <text:p>Benachrichtigungen abbestell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fieldset.label.notifications=Meine Benachrichtigungen</text:p>
          </table:table-cell>
          <table:table-cell table:style-name="ce2" office:value-type="string">
            <text:p><text:s/>settings.fieldset.label.notifications</text:p>
          </table:table-cell>
          <table:table-cell table:style-name="ce2" office:value-type="string">
            <text:p>Meine Benachrichtigung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fieldset.label.interval=E-Mail-Benachrichtigung</text:p>
          </table:table-cell>
          <table:table-cell table:style-name="ce2" office:value-type="string">
            <text:p><text:s/>settings.fieldset.label.interval</text:p>
          </table:table-cell>
          <table:table-cell table:style-name="ce2" office:value-type="string">
            <text:p>E-Mail-Benachrichtigung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message.select.notifications=Bitte wählen Sie die Benachrichtigungen aus, die Sie abbestellen möchten.</text:p>
          </table:table-cell>
          <table:table-cell table:style-name="ce2" office:value-type="string">
            <text:p><text:s/>settings.message.select.notifications</text:p>
          </table:table-cell>
          <table:table-cell table:style-name="ce2" office:value-type="string">
            <text:p>Bitte wählen Sie die Benachrichtigungen aus, die Sie abbestellen möchten.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subscription.type.FORUM=Forum</text:p>
          </table:table-cell>
          <table:table-cell table:style-name="ce2" office:value-type="string">
            <text:p><text:s/>settings.table.subscription.type.FORUM</text:p>
          </table:table-cell>
          <table:table-cell table:style-name="ce2" office:value-type="string">
            <text:p>Forum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subscription.type.FOLDER=Ordner</text:p>
          </table:table-cell>
          <table:table-cell table:style-name="ce2" office:value-type="string">
            <text:p><text:s/>settings.table.subscription.type.FOLDER</text:p>
          </table:table-cell>
          <table:table-cell table:style-name="ce2" office:value-type="string">
            <text:p>Ordner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subscription.type.WIKI=Wiki</text:p>
          </table:table-cell>
          <table:table-cell table:style-name="ce2" office:value-type="string">
            <text:p><text:s/>settings.table.subscription.type.WIKI</text:p>
          </table:table-cell>
          <table:table-cell table:style-name="ce2" office:value-type="string">
            <text:p>Wiki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subscription.type.PODCAST=Podcast</text:p>
          </table:table-cell>
          <table:table-cell table:style-name="ce2" office:value-type="string">
            <text:p><text:s/>settings.table.subscription.type.PODCAST</text:p>
          </table:table-cell>
          <table:table-cell table:style-name="ce2" office:value-type="string">
            <text:p>Podcast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subscription.type.BLOG=Blog</text:p>
          </table:table-cell>
          <table:table-cell table:style-name="ce2" office:value-type="string">
            <text:p><text:s/>settings.table.subscription.type.BLOG</text:p>
          </table:table-cell>
          <table:table-cell table:style-name="ce2" office:value-type="string">
            <text:p>Blog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table.subscription.type.DIALOGELEMENTS=Dateidiskussion</text:p>
          </table:table-cell>
          <table:table-cell table:style-name="ce2" office:value-type="string">
            <text:p><text:s/>settings.table.subscription.type.DIALOGELEMENTS</text:p>
          </table:table-cell>
          <table:table-cell table:style-name="ce2" office:value-type="string">
            <text:p>Dateidiskussio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settings.checkbox.email.daily=Tägliche E-Mail-Benachrichtigung aktivieren</text:p>
          </table:table-cell>
          <table:table-cell table:style-name="ce2" office:value-type="string">
            <text:p><text:s/>settings.checkbox.email.daily</text:p>
          </table:table-cell>
          <table:table-cell table:style-name="ce2" office:value-type="string">
            <text:p>TäglicheE-Mail-Benachrichtigung aktivier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notification/</text:p>
          </table:table-cell>
          <table:table-cell table:style-name="ce2" office:value-type="string">
            <text:p><text:s/>help.hover.notif=Hilfe zu den Benachrichtigungen</text:p>
          </table:table-cell>
          <table:table-cell table:style-name="ce2" office:value-type="string">
            <text:p><text:s/>help.hover.notif</text:p>
          </table:table-cell>
          <table:table-cell table:style-name="ce2" office:value-type="string">
            <text:p>Hilfe zu den Benachrichtigung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home-notifications.title=Benachrichtigungen</text:p>
          </table:table-cell>
          <table:table-cell table:style-name="ce2" office:value-type="string">
            <text:p><text:s/>chelp.home-notifications.title</text:p>
          </table:table-cell>
          <table:table-cell table:style-name="ce2" office:value-type="string">
            <text:p>Benachrichtigung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1=OLAT bietet Ihnen die M\u00F6glichkeit, \u00FCber \u00C4nderungen in Objekten informiert zu werden.</text:p>
          </table:table-cell>
          <table:table-cell table:style-name="ce2" office:value-type="string">
            <text:p><text:s/>chelp.notif1</text:p>
          </table:table-cell>
          <table:table-cell table:style-name="ce2" office:value-type="string">
            <text:p>OLAT bietet Ihnen die Möglichkeit, über Änderungen in Objekten informiert zu werden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12=Sie haben jederzeit die M\u00F6glichkeit, Ihre bestellten Benachrichtigungen in der Tabelle auszuw\u00E4hlen und mittels Schaltfl\u00E4che "$\:chelp.unsubs" zu entfernen.</text:p>
          </table:table-cell>
          <table:table-cell table:style-name="ce2" office:value-type="string">
            <text:p><text:s/>chelp.notif12</text:p>
          </table:table-cell>
          <table:table-cell table:style-name="ce2" office:value-type="string">
            <text:p>Sie haben jederzeit die M\u00F6glichkeit, Ihre bestellten Benachrichtigungen in der Tabelle auszuwählen und mittels Schaltfläche "$\:chelp.unsubs" zu entfernen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13=Dies hat den selben Effekt, wie wenn Sie direkt im Kurs beim jeweiligen Objekt "$\:chelp.unsubs" w\u00E4hlen.</text:p>
          </table:table-cell>
          <table:table-cell table:style-name="ce2" office:value-type="string">
            <text:p><text:s/>chelp.notif13</text:p>
          </table:table-cell>
          <table:table-cell table:style-name="ce2" office:value-type="string">
            <text:p>Dies hat den selben Effekt, wie wenn Sie direkt im Kurs beim jeweiligen Objekt "$\:chelp.unsubs" wählen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15=F\u00FCr folgende Objekte k\u00F6nnen Sie Benachrichtigungen bestellen\: &lt;b&gt;Forum, Ordner, Wiki, Dateidiskussion, Blog, Podcast&lt;/b&gt;.</text:p>
          </table:table-cell>
          <table:table-cell table:style-name="ce2" office:value-type="string">
            <text:p><text:s/>chelp.notif15</text:p>
          </table:table-cell>
          <table:table-cell table:style-name="ce2" office:value-type="string">
            <text:p>Für folgende Objekte k\u00F6nnen Sie Benachrichtigungen bestellen\: &lt;b&gt;Forum, Ordner, Wiki, Dateidiskussion, Blog, Podcast&lt;/b&gt;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chelp.notif16=Die Gesamtzahl der von Ihnen bestellten Objekte ist unter "$\:chelp.home, Benachrichtigungen, Tab Einstellungen" aufgelistet.</text:p>
          </table:table-cell>
          <table:table-cell table:style-name="ce2" office:value-type="string">
            <text:p>chelp.notif16</text:p>
          </table:table-cell>
          <table:table-cell table:style-name="ce2" office:value-type="string">
            <text:p>Die Gesamtzahl der von Ihnen bestellten Objekte ist unter "$\:chelp.home, Benachrichtigungen, Tab Einstellungen" aufgelistet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17=Diese Spalte enth\u00E4lt den Urheber, der einen Beitrag erstellt oder ge\u00E4ndert hat.</text:p>
          </table:table-cell>
          <table:table-cell table:style-name="ce2" office:value-type="string">
            <text:p><text:s/>chelp.notif17</text:p>
          </table:table-cell>
          <table:table-cell table:style-name="ce2" office:value-type="string">
            <text:p>Diese Spalte enthält den Urheber, der einen Beitrag erstellt oder geändert hat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18=Diese Spalte enth\u00E4lt die Aktion, die der Urheber vornahm.</text:p>
          </table:table-cell>
          <table:table-cell table:style-name="ce2" office:value-type="string">
            <text:p><text:s/>chelp.notif18</text:p>
          </table:table-cell>
          <table:table-cell table:style-name="ce2" office:value-type="string">
            <text:p>Diese Spalte enthält die Aktion, die der Urheber vornahm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19=Diese Spalte enth\u00E4lt den Namen des Beitrages. Der Name ist verlinkt. W\u00E4hlen Sie den Link um zu dem Beitrag zu gelangen.</text:p>
          </table:table-cell>
          <table:table-cell table:style-name="ce2" office:value-type="string">
            <text:p><text:s/>chelp.notif19</text:p>
          </table:table-cell>
          <table:table-cell table:style-name="ce2" office:value-type="string">
            <text:p>Diese Spalte enthält den Namen des Beitrages. Der Name ist verlinkt. Wählen Sie den Link um zu dem Beitrag zu gelangen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20=Diese Spalte enth\u00E4lt den Zeitpunkt der Beitragserstellung oder -\u00E4nderung.</text:p>
          </table:table-cell>
          <table:table-cell table:style-name="ce2" office:value-type="string">
            <text:p><text:s/>chelp.notif20</text:p>
          </table:table-cell>
          <table:table-cell table:style-name="ce2" office:value-type="string">
            <text:p>Diese Spalte enthält den Zeitpunkt der Beitragserstellung oder -änderu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21=Diese Spalte enth\u00E4lt den Namen des Objekts. Diese Spalte ist direkt mit dem Objekt verlinkt. W\u00E4hlen Sie den Link um zu dem Objekt zu gelangen.</text:p>
          </table:table-cell>
          <table:table-cell table:style-name="ce2" office:value-type="string">
            <text:p><text:s/>chelp.notif21</text:p>
          </table:table-cell>
          <table:table-cell table:style-name="ce2" office:value-type="string">
            <text:p>Diese Spalte enthält den Namen des Objekts. Diese Spalte ist direkt mit dem Objekt verlinkt. Wählen Sie den Link um zu dem Objekt zu gelangen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22=Diese Spalte enth\u00E4lt den Kurs, in dem das bestellte Objekt vorhanden ist.</text:p>
          </table:table-cell>
          <table:table-cell table:style-name="ce2" office:value-type="string">
            <text:p><text:s/>chelp.notif22</text:p>
          </table:table-cell>
          <table:table-cell table:style-name="ce2" office:value-type="string">
            <text:p>Diese Spalte enthält den Kurs, in dem das bestellte Objekt vorhanden ist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2=Dazu m\u00FCssen Sie vorg\u00E4ngig diejenigen Objekte bestimmen, \u00FCber deren \u00C4nderungsverlauf Sie informiert sein wollen.</text:p>
          </table:table-cell>
          <table:table-cell table:style-name="ce2" office:value-type="string">
            <text:p><text:s/>chelp.notif2</text:p>
          </table:table-cell>
          <table:table-cell table:style-name="ce2" office:value-type="string">
            <text:p>Dazu müssen Sie vorgängig diejenigen Objekte bestimmen, über deren Änderungsverlauf Sie informiert sein wollen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4=Alle bestellten Benachrichtigungen werden Ihnen per E-Mail zugestellt. Im Home k\u00F6nnen Sie unter &lt;i&gt;"Benachrichtigungen, Tab Einstellungen"&lt;/i&gt; konfigurieren, ob die Benachrichtigungen per E-Mail verschickt werden sollen.</text:p>
          </table:table-cell>
          <table:table-cell table:style-name="ce2" office:value-type="string">
            <text:p><text:s/>chelp.notif4</text:p>
          </table:table-cell>
          <table:table-cell table:style-name="ce2" office:value-type="string">
            <text:p>Alle bestellten Benachrichtigungen werden Ihnen per E-Mail zugestellt. Im Home k\u00F6nnen Sie unter &lt;i&gt;"Benachrichtigungen, Tab Einstellungen"&lt;/i&gt; konfigurieren, ob die Benachrichtigungen per E-Mail verschickt werden sollen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chelp.notif6=In Ihrem Home wird Ihnen ein Link zu den Benachrichtigungen angezeigt.</text:p>
          </table:table-cell>
          <table:table-cell table:style-name="ce2" office:value-type="string">
            <text:p>chelp.notif6</text:p>
          </table:table-cell>
          <table:table-cell table:style-name="ce2" office:value-type="string">
            <text:p>In Ihrem Home wird Ihnen ein Link zu den Benachrichtigungen angezeigt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notif7=Die aktuellen Benachrichtigungen der letzten 31 Tage finden Sie im "$\:chelp.home -&gt; $\:chelp.notif".</text:p>
          </table:table-cell>
          <table:table-cell table:style-name="ce2" office:value-type="string">
            <text:p><text:s/>chelp.notif7</text:p>
          </table:table-cell>
          <table:table-cell table:style-name="ce2" office:value-type="string">
            <text:p>Die aktuellen Benachrichtigungen der letzten 31 Tage finden Sie im "$\:chelp.home -&gt; $\:chelp.notif"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help.type= In dieser Spalte wird der Typ des bestellten Objekts angezeigt.</text:p>
          </table:table-cell>
          <table:table-cell table:style-name="ce2" office:value-type="string">
            <text:p><text:s/>chelp.type</text:p>
          </table:table-cell>
          <table:table-cell table:style-name="ce2" office:value-type="string">
            <text:p><text:s/>In dieser Spalte wird der Typ des bestellten Objekts angezeigt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ommand.subscribe=Benachrichtigungen bestellen</text:p>
          </table:table-cell>
          <table:table-cell table:style-name="ce2" office:value-type="string">
            <text:p><text:s/>command.subscribe</text:p>
          </table:table-cell>
          <table:table-cell table:style-name="ce2" office:value-type="string">
            <text:p>Benachrichtigungen 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command.unsubscribe=Benachrichtigungen abbestellen</text:p>
          </table:table-cell>
          <table:table-cell table:style-name="ce2" office:value-type="string">
            <text:p><text:s/>command.unsubscribe</text:p>
          </table:table-cell>
          <table:table-cell table:style-name="ce2" office:value-type="string">
            <text:p>Benachrichtigungen ab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overview.column.author=Urheber</text:p>
          </table:table-cell>
          <table:table-cell table:style-name="ce2" office:value-type="string">
            <text:p><text:s/>overview.column.author</text:p>
          </table:table-cell>
          <table:table-cell table:style-name="ce2" office:value-type="string">
            <text:p>Urheb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overview.column.contribution=Beitrag</text:p>
          </table:table-cell>
          <table:table-cell table:style-name="ce2" office:value-type="string">
            <text:p><text:s/>overview.column.contribution</text:p>
          </table:table-cell>
          <table:table-cell table:style-name="ce2" office:value-type="string">
            <text:p>Beitra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overview.column.time=Zeitpunkt</text:p>
          </table:table-cell>
          <table:table-cell table:style-name="ce2" office:value-type="string">
            <text:p><text:s/>overview.column.time</text:p>
          </table:table-cell>
          <table:table-cell table:style-name="ce2" office:value-type="string">
            <text:p>Zeitpunk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overview.column.typename=Typenname</text:p>
          </table:table-cell>
          <table:table-cell table:style-name="ce2" office:value-type="string">
            <text:p><text:s/>overview.column.typename</text:p>
          </table:table-cell>
          <table:table-cell table:style-name="ce2" office:value-type="string">
            <text:p>Typennam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overview.column.course=Kurs</text:p>
          </table:table-cell>
          <table:table-cell table:style-name="ce2" office:value-type="string">
            <text:p><text:s/>overview.column.course</text:p>
          </table:table-cell>
          <table:table-cell table:style-name="ce2" office:value-type="string">
            <text:p>Ku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overview.column.selection=Wahl</text:p>
          </table:table-cell>
          <table:table-cell table:style-name="ce2" office:value-type="string">
            <text:p><text:s/>overview.column.selection</text:p>
          </table:table-cell>
          <table:table-cell table:style-name="ce2" office:value-type="string">
            <text:p>Wah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dialog.subscribeButton.title = Benachrichtigungen f\u00FCr Dateidiskussion bestellen</text:p>
          </table:table-cell>
          <table:table-cell table:style-name="ce2" office:value-type="string">
            <text:p><text:s/>dialog.subscribeButton.title </text:p>
          </table:table-cell>
          <table:table-cell table:style-name="ce2" office:value-type="string">
            <text:p><text:s/>Benachrichtigungen für Dateidiskussion 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dialog.unsubscribeButton.title = Benachrichtigungen f\u00FCr Dateidiskussion abbestellen</text:p>
          </table:table-cell>
          <table:table-cell table:style-name="ce2" office:value-type="string">
            <text:p><text:s/>dialog.unsubscribeButton.title </text:p>
          </table:table-cell>
          <table:table-cell table:style-name="ce2" office:value-type="string">
            <text:p><text:s/>Benachrichtigungen für Dateidiskussion ab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forum.subscribeButton.title = Benachrichtigungen f\u00FCr Forum bestellen</text:p>
          </table:table-cell>
          <table:table-cell table:style-name="ce2" office:value-type="string">
            <text:p><text:s/>forum.subscribeButton.title </text:p>
          </table:table-cell>
          <table:table-cell table:style-name="ce2" office:value-type="string">
            <text:p><text:s/>Benachrichtigungen für Forum 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forum.unsubscribeButton.title = Benachrichtigungen f\u00FCr Forum abbestellen</text:p>
          </table:table-cell>
          <table:table-cell table:style-name="ce2" office:value-type="string">
            <text:p><text:s/>forum.unsubscribeButton.title </text:p>
          </table:table-cell>
          <table:table-cell table:style-name="ce2" office:value-type="string">
            <text:p><text:s/>Benachrichtigungen für Forum ab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wiki.subscribeButton.title = Benachrichtigungen f\u00FCr Wiki bestellen</text:p>
          </table:table-cell>
          <table:table-cell table:style-name="ce2" office:value-type="string">
            <text:p><text:s/>wiki.subscribeButton.title </text:p>
          </table:table-cell>
          <table:table-cell table:style-name="ce2" office:value-type="string">
            <text:p><text:s/>Benachrichtigungen für Wiki 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wiki.unsubscribeButton.title = Benachrichtigungen f\u00FCr Wiki abbestellen</text:p>
          </table:table-cell>
          <table:table-cell table:style-name="ce2" office:value-type="string">
            <text:p><text:s/>wiki.unsubscribeButton.title </text:p>
          </table:table-cell>
          <table:table-cell table:style-name="ce2" office:value-type="string">
            <text:p><text:s/>Benachrichtigungen für Wiki ab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podcast.subscribeButton.title = Benachrichtigungen f\u00FCr Podcast bestellen</text:p>
          </table:table-cell>
          <table:table-cell table:style-name="ce2" office:value-type="string">
            <text:p><text:s/>podcast.subscribeButton.title </text:p>
          </table:table-cell>
          <table:table-cell table:style-name="ce2" office:value-type="string">
            <text:p><text:s/>Benachrichtigungen für Podcast 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podcast.unsubscribeButton.title = Benachrichtigungen f\u00FCr Podcast abbestellen</text:p>
          </table:table-cell>
          <table:table-cell table:style-name="ce2" office:value-type="string">
            <text:p><text:s/>podcast.unsubscribeButton.title </text:p>
          </table:table-cell>
          <table:table-cell table:style-name="ce2" office:value-type="string">
            <text:p><text:s/>Benachrichtigungen für Podcast ab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blog.subscribeButton.title = Benachrichtigungen f\u00FCr Blog bestellen</text:p>
          </table:table-cell>
          <table:table-cell table:style-name="ce2" office:value-type="string">
            <text:p><text:s/>blog.subscribeButton.title </text:p>
          </table:table-cell>
          <table:table-cell table:style-name="ce2" office:value-type="string">
            <text:p><text:s/>Benachrichtigungen für Blog 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blog.unsubscribeButton.title = Benachrichtigungen f\u00FCr Blog abbestellen</text:p>
          </table:table-cell>
          <table:table-cell table:style-name="ce2" office:value-type="string">
            <text:p><text:s/>blog.unsubscribeButton.title </text:p>
          </table:table-cell>
          <table:table-cell table:style-name="ce2" office:value-type="string">
            <text:p><text:s/>Benachrichtigungen für Blog ab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folder.subscribeButton.title = Benachrichtigungen f\u00FCr Ordner bestellen</text:p>
          </table:table-cell>
          <table:table-cell table:style-name="ce2" office:value-type="string">
            <text:p><text:s/>folder.subscribeButton.title </text:p>
          </table:table-cell>
          <table:table-cell table:style-name="ce2" office:value-type="string">
            <text:p><text:s/>Benachrichtigungen für Ordner bestell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rc/main/java/org/olat/presentation/notifications/</text:p>
          </table:table-cell>
          <table:table-cell table:style-name="ce2" office:value-type="string">
            <text:p><text:s/>folder.unsubscribeButton.title = Benachrichtigungen f\u00FCr Ordner abbestellen</text:p>
          </table:table-cell>
          <table:table-cell table:style-name="ce2" office:value-type="string">
            <text:p><text:s/>folder.unsubscribeButton.title </text:p>
          </table:table-cell>
          <table:table-cell table:style-name="ce2" office:value-type="string">
            <text:p><text:s/>Benachrichtigungen für Ordner abbestell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portfolio/structel/</text:p>
          </table:table-cell>
          <table:table-cell table:style-name="ce2" office:value-type="string">
            <text:p>map.restriction.overview={0} fehlende Sammeleinschr\u00E4nkungen</text:p>
          </table:table-cell>
          <table:table-cell table:style-name="ce2" office:value-type="string">
            <text:p>map.restriction.overview</text:p>
          </table:table-cell>
          <table:table-cell table:style-name="ce2" office:value-type="string">
            <text:p>{0} fehlende Sammeleinschränkung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portfolio/structel/</text:p>
          </table:table-cell>
          <table:table-cell table:style-name="ce2" office:value-type="string">
            <text:p><text:s/>map.submit.assess.restriction.error.hint=Sie haben bisher {0} von {1} Sammeleinschr\u00E4nkungen erf\u00FCllt.</text:p>
          </table:table-cell>
          <table:table-cell table:style-name="ce2" office:value-type="string">
            <text:p><text:s/>map.submit.assess.restriction.error.hint</text:p>
          </table:table-cell>
          <table:table-cell table:style-name="ce2" office:value-type="string">
            <text:p>Sie haben bisher {0} von {1} Sammeleinschränkungen erfüllt.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wiki/</text:p>
          </table:table-cell>
          <table:table-cell table:style-name="ce2" office:value-type="string">
            <text:p>openDiscussionButton=Diskussion \u00F6ffnen</text:p>
          </table:table-cell>
          <table:table-cell table:style-name="ce2" office:value-type="string">
            <text:p>openDiscussionButton</text:p>
          </table:table-cell>
          <table:table-cell table:style-name="ce2" office:value-type="string">
            <text:p>Diskussion öffn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wiki/</text:p>
          </table:table-cell>
          <table:table-cell table:style-name="ce2" office:value-type="string">
            <text:p><text:s/>editPageButton=Seite bearbeiten</text:p>
          </table:table-cell>
          <table:table-cell table:style-name="ce2" office:value-type="string">
            <text:p><text:s/>editPageButton</text:p>
          </table:table-cell>
          <table:table-cell table:style-name="ce2" office:value-type="string">
            <text:p>Seite bearbeit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wiki/</text:p>
          </table:table-cell>
          <table:table-cell table:style-name="ce2" office:value-type="string">
            <text:p><text:s/>showPageButton=Seite anzeigen</text:p>
          </table:table-cell>
          <table:table-cell table:style-name="ce2" office:value-type="string">
            <text:p><text:s/>showPageButton</text:p>
          </table:table-cell>
          <table:table-cell table:style-name="ce2" office:value-type="string">
            <text:p>Seite anzeigen</text:p>
          </table:table-cell>
          <table:table-cell table:number-columns-repeated="1020"/>
        </table:table-row>
        <table:table-row table:style-name="ro1">
          <table:table-cell office:value-type="string">
            <text:p>src/main/java/org/olat/presentation/wiki/</text:p>
          </table:table-cell>
          <table:table-cell table:style-name="ce2" office:value-type="string">
            <text:p><text:s/>showVersionButton=Versionen anzeigen</text:p>
          </table:table-cell>
          <table:table-cell table:style-name="ce2" office:value-type="string">
            <text:p><text:s/>showVersionButton</text:p>
          </table:table-cell>
          <table:table-cell table:style-name="ce2" office:value-type="string">
            <text:p>Versionen anzeigen</text:p>
          </table:table-cell>
          <table:table-cell table:number-columns-repeated="1020"/>
        </table:table-row>
        <table:table-row table:style-name="ro1">
          <table:table-cell office:value-type="string">
            <text:p>org\olat\presentation\ims\qti\editor\</text:p>
          </table:table-cell>
          <table:table-cell table:style-name="ce2" office:value-type="string">
            <text:p>questionform.validation.score.nan=Die eingegebene Punktzahl ist keine gültige Zahl.</text:p>
          </table:table-cell>
          <table:table-cell table:style-name="ce2" office:value-type="string">
            <text:p>questionform.validation.score.nan</text:p>
          </table:table-cell>
          <table:table-cell office:value-type="string">
            <text:p>Die eingegebene Punktzahl ist keine gültige Zahl.</text:p>
          </table:table-cell>
          <table:table-cell table:number-columns-repeated="1020"/>
        </table:table-row>
        <table:table-row table:style-name="ro1">
          <table:table-cell office:value-type="string">
            <text:p>org\olat\presentation\ims\qti\editor\</text:p>
          </table:table-cell>
          <table:table-cell table:style-name="ce2" office:value-type="string">
            <text:p>questionform.validation.ssc.score=Die Punktzahl für Single Choice-Fragen muss grösser 0 sein.</text:p>
          </table:table-cell>
          <table:table-cell table:style-name="ce2" office:value-type="string">
            <text:p>questionform.validation.ssc.score</text:p>
          </table:table-cell>
          <table:table-cell office:value-type="string">
            <text:p>Die Punktzahl für Single Choice-Fragen muss grösser 0 sein.</text:p>
          </table:table-cell>
          <table:table-cell table:number-columns-repeated="1020"/>
        </table:table-row>
        <table:table-row table:style-name="ro1">
          <table:table-cell office:value-type="string">
            <text:p>org\olat\presentation\ims\qti\editor\</text:p>
          </table:table-cell>
          <table:table-cell table:style-name="ce2" office:value-type="string">
            <text:p>questionform.validation.ssc.selection=Es muss genau eine Single Choice-Frage als korrekt markiert sein.</text:p>
          </table:table-cell>
          <table:table-cell table:style-name="ce2" office:value-type="string">
            <text:p>questionform.validation.ssc.selection</text:p>
          </table:table-cell>
          <table:table-cell office:value-type="string">
            <text:p>Es muss genau eine Single Choice-Frage als korrekt markiert sein.</text:p>
          </table:table-cell>
          <table:table-cell table:number-columns-repeated="1020"/>
        </table:table-row>
        <table:table-row table:style-name="ro1">
          <table:table-cell office:value-type="string">
            <text:p>org\olat\presentation\ims\qti\editor\</text:p>
          </table:table-cell>
          <table:table-cell table:style-name="ce2" office:value-type="string">
            <text:p>questionform.validation.smc.score=Die Punktzahl für Multiple Choice-Fragen mit der Bewertungsmethode 'Alle korrekten Antworten' muss grösser 0 sein.</text:p>
          </table:table-cell>
          <table:table-cell table:style-name="ce2" office:value-type="string">
            <text:p>questionform.validation.smc.score</text:p>
          </table:table-cell>
          <table:table-cell office:value-type="string">
            <text:p>Die Punktzahl für Multiple Choice-Fragen mit der Bewertungsmethode 'Alle korrekten Antworten' muss grösser 0 sein.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r. </number:text>
      <number:number number:decimal-places="0" number:min-integer-digits="1" number:grouping="true"/>
    </number:number-style>
    <number:number-style style:name="N106">
      <number:text>Fr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Fr. </number:text>
      <number:number number:decimal-places="0" number:min-integer-digits="1" number:grouping="true"/>
    </number:number-style>
    <number:number-style style:name="N107">
      <style:text-properties fo:color="#ff0000"/>
      <number:text>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Fr. </number:text>
      <number:number number:decimal-places="2" number:min-integer-digits="1" number:grouping="true"/>
    </number:number-style>
    <number:number-style style:name="N108">
      <number:text>Fr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Fr. </number:text>
      <number:number number:decimal-places="2" number:min-integer-digits="1" number:grouping="true"/>
    </number:number-style>
    <number:number-style style:name="N109">
      <style:text-properties fo:color="#ff0000"/>
      <number:text>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Fr. </number:text>
      <number:number number:decimal-places="0" number:min-integer-digits="1" number:grouping="true"/>
      <number:text> </number:text>
    </number:number-style>
    <number:number-style style:name="N115P1" style:volatile="true">
      <number:text> Fr. -</number:text>
      <number:number number:decimal-places="0" number:min-integer-digits="1" number:grouping="true"/>
      <number:text> </number:text>
    </number:number-style>
    <number:number-style style:name="N115P2" style:volatile="true">
      <number:text> Fr.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Fr. </number:text>
      <number:number number:decimal-places="2" number:min-integer-digits="1" number:grouping="true"/>
      <number:text> </number:text>
    </number:number-style>
    <number:number-style style:name="N117P1" style:volatile="true">
      <number:text> Fr. -</number:text>
      <number:number number:decimal-places="2" number:min-integer-digits="1" number:grouping="true"/>
      <number:text> </number:text>
    </number:number-style>
    <number:number-style style:name="N117P2" style:volatile="true">
      <number:text> Fr.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Ja</number:text>
    </number:number-style>
    <number:number-style style:name="N122P1" style:volatile="true">
      <number:text>Ja</number:text>
    </number:number-style>
    <number:number-style style:name="N122">
      <number:text>Nein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Wahr</number:text>
    </number:number-style>
    <number:number-style style:name="N123P1" style:volatile="true">
      <number:text>Wahr</number:text>
    </number:number-style>
    <number:number-style style:name="N123">
      <number:text>Falsch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Ein</number:text>
    </number:number-style>
    <number:number-style style:name="N124P1" style:volatile="true">
      <number:text>Ein</number:text>
    </number:number-style>
    <number:number-style style:name="N124">
      <number:text>Aus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CH">
      <number:text>SFr. </number:text>
      <number:number number: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18.06.2012</text:date>, <text:time>11:21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ata Sevcikova (rsevci)</meta:initial-creator>
    <meta:creation-date>2012-06-13T14:09:08</meta:creation-date>
    <dc:creator>Renata Sevcikova (rsevci)</dc:creator>
    <dc:date>2012-06-13T16:06:38</dc:date>
    <meta:document-statistic meta:table-count="3" meta:cell-count="435" meta:object-count="0"/>
    <meta:generator>OpenOffice.org/3.3$Win32 OpenOffice.org_project/330m20$Build-9567</meta:generator>
  </office:meta>
</office:document-meta>
</file>